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, sans-serif"/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2e675c" officeooo:paragraph-rsid="002e675c"/>
    </style:style>
    <style:style style:name="P2" style:family="paragraph" style:parent-style-name="Text_20_body">
      <style:text-properties officeooo:rsid="002e675c"/>
    </style:style>
    <style:style style:name="P3" style:family="paragraph" style:parent-style-name="Text_20_body">
      <style:text-properties officeooo:rsid="0033698a" officeooo:paragraph-rsid="0033698a"/>
    </style:style>
    <style:style style:name="P4" style:family="paragraph" style:parent-style-name="Heading_20_1" style:master-page-name="Right_20_Page">
      <style:paragraph-properties style:page-number="auto"/>
      <style:text-properties officeooo:rsid="0031b086" officeooo:paragraph-rsid="0031b086"/>
    </style:style>
    <style:style style:name="P5" style:family="paragraph" style:parent-style-name="Heading_20_3">
      <style:text-properties officeooo:rsid="0033698a" officeooo:paragraph-rsid="0033698a"/>
    </style:style>
    <style:style style:name="P6" style:family="paragraph" style:parent-style-name="Heading_20_3">
      <style:paragraph-properties fo:margin-top="0.101cm" fo:margin-bottom="0cm" loext:contextual-spacing="false"/>
    </style:style>
    <style:style style:name="P7" style:family="paragraph" style:parent-style-name="Heading_20_3">
      <style:paragraph-properties fo:margin-top="0.199cm" fo:margin-bottom="0.101cm" loext:contextual-spacing="false"/>
    </style:style>
    <style:style style:name="T1" style:family="text">
      <style:text-properties officeooo:rsid="0031b086"/>
    </style:style>
    <style:style style:name="T2" style:family="text">
      <style:text-properties officeooo:rsid="0033698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Feels Like Home</text:h>
      <text:p text:style-name="Heading_20_2">(Chantal Kreviazuk)</text:p>
      <text:p text:style-name="P3">Capo 2</text:p>
      <text:p text:style-name="P7">[INTRO]</text:p>
      <text:p text:style-name="P3">C G C G</text:p>
      <text:p text:style-name="P7">[VERSE 1]</text:p>
      <text:p text:style-name="P2"><text:s text:c="7"/>C <text:s text:c="8"/>G <text:s text:c="6"/>C</text:p>
      <text:p text:style-name="P2">There's something in your eyes, </text:p>
      <text:p text:style-name="P2"><text:s text:c="17"/>G</text:p>
      <text:p text:style-name="P2">Makes me want to lose myself, </text:p>
      <text:p text:style-name="P2"><text:s text:c="17"/>F <text:s text:c="19"/>C <text:s text:c="8"/>G</text:p>
      <text:p text:style-name="P2">Makes me want to lose myself, in your arms. </text:p>
      <text:p text:style-name="P2"><text:s text:c="8"/>C <text:s text:c="8"/>G <text:s text:c="6"/>C</text:p>
      <text:p text:style-name="P2">There's something in your voice, </text:p>
      <text:p text:style-name="P2"><text:s text:c="9"/>G</text:p>
      <text:p text:style-name="P2">Makes my heart beat fast. </text:p>
      <text:p text:style-name="P2"><text:s text:c="10"/>F <text:s text:c="28"/><text:span text:style-name="T2">C</text:span> <text:s text:c="6"/>G</text:p>
      <text:p text:style-name="P2">Hope this feeling lasts, the rest of my life. </text:p>
      <text:p text:style-name="P6">[PRE-CHORUS]</text:p>
      <text:p text:style-name="P2"><text:s text:c="7"/>Em <text:s text:c="7"/>F <text:s text:c="8"/>C <text:s text:c="3"/>G <text:s text:c="2"/>Am</text:p>
      <text:p text:style-name="P2">If you knew how lonely my life has been, </text:p>
      <text:p text:style-name="P2"><text:s text:c="8"/>F <text:s text:c="8"/>C <text:s text:c="6"/>G</text:p>
      <text:p text:style-name="P2">And how long I've been so alone. </text:p>
      <text:p text:style-name="P2"><text:s text:c="11"/>E<text:span text:style-name="T2">m</text:span> <text:s text:c="8"/>F <text:s text:c="16"/>C <text:s text:c="3"/>G <text:s text:c="2"/>Am</text:p>
      <text:p text:style-name="P2">And if you knew how I wanted someone to come a - long, </text:p>
      <text:p text:style-name="P2"><text:s text:c="4"/>F <text:s text:c="8"/>C <text:s text:c="18"/>G</text:p>
      <text:p text:style-name="P2">And change my life the way you've done. </text:p>
      <text:p text:style-name="P6">[CHORUS]</text:p>
      <text:p text:style-name="P2"><text:s text:c="14"/>C <text:s text:c="21"/>G</text:p>
      <text:p text:style-name="P2">It feels like home to me, feels like home to me, </text:p>
      <text:p text:style-name="P2"><text:s text:c="18"/>F <text:s text:c="10"/>C <text:s text:c="9"/>D <text:s text:c="6"/>G</text:p>
      <text:p text:style-name="P2">It feels like I'm all the way back where I come from. </text:p>
      <text:p text:style-name="P2"><text:s text:c="14"/>C <text:s text:c="21"/>G</text:p>
      <text:p text:style-name="P2">It feels like home to me, feels like home to me, </text:p>
      <text:p text:style-name="P2"><text:s text:c="18"/>F <text:s text:c="10"/>C <text:s text:c="11"/>G <text:s text:c="9"/>C</text:p>
      <text:p text:style-name="P2">It feels like I'm all the way back where I belong. </text:p>
      <text:p text:style-name="P5"><text:soft-page-break/>[BRIDGE]</text:p>
      <text:p text:style-name="P3">C D G C</text:p>
      <text:p text:style-name="Heading_20_3">[VERSE 2]</text:p>
      <text:p text:style-name="P2"><text:s text:c="2"/>C <text:s text:c="4"/>G <text:s text:c="2"/>C <text:s text:c="12"/>G <text:s text:c="4"/></text:p>
      <text:p text:style-name="P2">A win - dow breaks down a long dark street, </text:p>
      <text:p text:style-name="P2"><text:s text:c="6"/>F <text:s text:c="17"/>C <text:s text:c="8"/>G</text:p>
      <text:p text:style-name="P2">And a siren wails in the night. </text:p>
      <text:p text:style-name="P2"><text:s text:c="4"/>C <text:s text:c="2"/>G <text:s text:c="2"/>C <text:s text:c="23"/>G</text:p>
      <text:p text:style-name="P2">But I'm all right, 'cause I have you here with me. </text:p>
      <text:p text:style-name="P2"><text:s text:c="10"/>F <text:s text:c="34"/>C <text:s text:c="5"/>G</text:p>
      <text:p text:style-name="P2">And I can almost see through the dark there's light. </text:p>
      <text:p text:style-name="Heading_20_3">[PRE-CHORUS]</text:p>
      <text:p text:style-name="P2"><text:s text:c="7"/>Em <text:s text:c="7"/>F <text:s text:c="15"/>C <text:s text:c="4"/>G <text:s/>Am</text:p>
      <text:p text:style-name="P2">If you knew how much this moment means to me, </text:p>
      <text:p text:style-name="P2"><text:s text:c="8"/>F <text:s text:c="8"/>C <text:s text:c="14"/>G</text:p>
      <text:p text:style-name="P2">And how long I've waited for your touch. </text:p>
      <text:p text:style-name="P2"><text:s text:c="11"/>Em <text:s text:c="7"/>F <text:s text:c="12"/>C <text:s text:c="3"/>G <text:s text:c="3"/>Am</text:p>
      <text:p text:style-name="P2">And if you knew how happy you are ma - king me, </text:p>
      <text:p text:style-name="P2"><text:s text:c="5"/>F <text:s text:c="21"/>C <text:s text:c="8"/>G</text:p>
      <text:p text:style-name="P2">I've never thought I'd love anyone so much. </text:p>
      <text:p text:style-name="Heading_20_3">[CHORUS]</text:p>
      <text:p text:style-name="P2"><text:s text:c="14"/>C <text:s text:c="21"/>G</text:p>
      <text:p text:style-name="P2">It feels like home to me, feels like home to me, </text:p>
      <text:p text:style-name="P2"><text:s text:c="18"/>F <text:s text:c="10"/>C <text:s text:c="9"/>D <text:s text:c="6"/>G</text:p>
      <text:p text:style-name="P2">It feels like I'm all the way back where I come from. </text:p>
      <text:p text:style-name="P2"><text:s text:c="14"/>C <text:s text:c="21"/>G</text:p>
      <text:p text:style-name="P2">It feels like home to me, feels like home to me, </text:p>
      <text:p text:style-name="P2"><text:s text:c="18"/>F <text:s text:c="10"/>C <text:s text:c="11"/>G <text:s text:c="9"/>C</text:p>
      <text:p text:style-name="P2">It feels like I'm all the way back where I belong. </text:p>
      <text:p text:style-name="P2"><text:s text:c="18"/>F <text:s text:c="10"/>Am <text:s text:c="10"/>G C</text:p>
      <text:p text:style-name="P2">It feels like I'm all the way back where I belong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" svg:font-family="'Open Sans', sans-serif"/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75cm" fo:margin-bottom="0.75cm" fo:margin-left="0.75cm" fo:margin-right="0.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2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3H42M31S</meta:editing-duration>
    <meta:editing-cycles>36</meta:editing-cycles>
    <meta:generator>LibreOffice/6.0.1.1$MacOSX_X86_64 LibreOffice_project/60bfb1526849283ce2491346ed2aa51c465abfe6</meta:generator>
    <dc:title>Lyrics + Chords</dc:title>
    <dc:date>2018-04-13T10:57:57.632008322</dc:date>
    <meta:print-date>2017-04-03T12:23:29.985893000</meta:print-date>
    <meta:document-statistic meta:table-count="0" meta:image-count="0" meta:object-count="0" meta:page-count="2" meta:paragraph-count="67" meta:word-count="366" meta:character-count="2386" meta:non-whitespace-character-count="1155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